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9.75pt" fo:letter-spacing="normal" fo:font-style="normal" fo:font-weight="normal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9.75pt" fo:letter-spacing="normal" fo:font-style="normal" fo:font-weight="normal" officeooo:rsid="000c49b5" officeooo:paragraph-rsid="000c49b5"/>
    </style:style>
    <style:style style:name="P3" style:family="paragraph" style:parent-style-name="Standard">
      <style:text-properties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2pt" officeooo:paragraph-rsid="000c49b5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9.75pt" fo:letter-spacing="normal" fo:font-style="normal" fo:font-weight="normal" officeooo:rsid="000c49b5" officeooo:paragraph-rsid="000c49b5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2pt" fo:letter-spacing="normal" fo:font-style="normal" fo:font-weight="normal" officeooo:rsid="000c49b5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font-name="Roboto" fo:font-size="10.5pt" fo:letter-spacing="normal" fo:font-style="normal" fo:font-weight="normal" officeooo:rsid="000c49b5" style:font-size-asian="10.5pt" style:font-size-complex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1. Find out the number of documentaries with deleted scenes.</text:p>
      <text:p text:style-name="P4"/>
      <text:p text:style-name="P5">SELECT * FROM film f </text:p>
      <text:p text:style-name="P4">inner join film_category fc on f.film_id=fc.film_id</text:p>
      <text:p text:style-name="P4">inner join category c on c.category_id=fc.category_id</text:p>
      <text:p text:style-name="P4">where c.name='Documentary' and f.special_features like '%Deleted Scenes%' ;</text:p>
      <text:p text:style-name="P3"/>
      <text:p text:style-name="P1">2. Find out the number of sci-fi movies rented by the store managed by Jon Stephens.</text:p>
      <text:p text:style-name="P7"/>
      <text:p text:style-name="P8">SELECT count(distinct i.film_id) from rental r </text:p>
      <text:p text:style-name="P8">join inventory i on i.inventory_id=r.inventory_id</text:p>
      <text:p text:style-name="P8">join film_category fc on i.film_id=fc.film_id</text:p>
      <text:p text:style-name="P8">join category c on fc.category_id=c.category_id</text:p>
      <text:p text:style-name="P8">join staff s on s.staff_id=r.staff_id </text:p>
      <text:p text:style-name="P8">join store st on s.staff_id=st.manager_staff_id and st.store_id=s.store_id and i.store_id=st.store_id</text:p>
      <text:p text:style-name="P8">where st.store_id in (Select store_id from staff where first_name='Jon' and last_name='Stephens') and c.name='Sci-Fi';</text:p>
      <text:p text:style-name="P2"/>
      <text:p text:style-name="P2"/>
      <text:p text:style-name="P2"/>
      <text:p text:style-name="P2">3. Find out the total sales from Animation movies.</text:p>
      <text:p text:style-name="P2"/>
      <text:p text:style-name="P2">SELECT SUM(payment.amount) AS TotalSales FROM category </text:p>
      <text:p text:style-name="P2">INNER JOIN film_category AS fc ON fc.category_id=category.category_id </text:p>
      <text:p text:style-name="P2">INNER JOIN film On film.film_id = fc.film_id</text:p>
      <text:p text:style-name="P2">INNER JOIN inventory AS inv ON inv.film_id=film.film_id</text:p>
      <text:p text:style-name="P2">INNER JOIN rental ON inv.inventory_id=rental.inventory_id </text:p>
      <text:p text:style-name="P2">INNER JOIN payment ON rental.rental_id=payment.rental_id</text:p>
      <text:p text:style-name="P2">WHERE category.name='Animation'</text:p>
      <text:p text:style-name="P2">GROUP BY category.name;</text:p>
      <text:p text:style-name="P2"/>
      <text:p text:style-name="P2"/>
      <text:p text:style-name="P2"/>
      <text:p text:style-name="P2">4. Find out the top 3 rented category of movies by “PATRICIA JOHNSON”.</text:p>
      <text:p text:style-name="P2"/>
      <text:p text:style-name="P2">SELECT distinct category.name from category </text:p>
      <text:p text:style-name="P2">INNER JOIN film_category AS fc ON fc.category_id=category.category_id </text:p>
      <text:p text:style-name="P2">INNER JOIN film On film.film_id = fc.film_id</text:p>
      <text:p text:style-name="P2">INNER JOIN inventory AS inv ON inv.film_id=film.film_id</text:p>
      <text:p text:style-name="P2">INNER JOIN rental ON inv.inventory_id=rental.inventory_id </text:p>
      <text:p text:style-name="P2">INNER JOIN customer AS cu ON cu.customer_id = rental.customer_id</text:p>
      <text:p text:style-name="P2">WHERE concat(cu.first_name,' ',cu.last_name) = 'SUSAN WILSON'</text:p>
      <text:p text:style-name="P2">GROUP BY category.name</text:p>
      <text:p text:style-name="P2">ORDER BY count(rental_id) DESC,category.name ASC</text:p>
      <text:p text:style-name="P2">LIMIT 3;</text:p>
      <text:p text:style-name="P2"><text:s text:c="4"/></text:p>
      <text:p text:style-name="P2"><text:s text:c="4"/></text:p>
      <text:p text:style-name="P2"><text:s text:c="4"/></text:p>
      <text:p text:style-name="P2">5. Find out the number of R rated movies rented by “SUSAN WILSON”.</text:p>
      <text:p text:style-name="P2"><text:s text:c="4"/></text:p>
      <text:p text:style-name="P2">SELECT count(*) AS R_rated_movies_rented_by_SusanWilson from film</text:p>
      <text:p text:style-name="P2">INNER JOIN inventory AS inv ON inv.film_id=film.film_id</text:p>
      <text:p text:style-name="P2">INNER JOIN rental ON rental.inventory_id = inv.inventory_id</text:p>
      <text:p text:style-name="P2">INNER JOIN customer AS cu ON cu.customer_id=rental.customer_id </text:p>
      <text:p text:style-name="P2">WHERE film.rating = 'R' AND concat(cu.first_name,' ',cu.last_name)='SUSAN WILSON'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6T14:58:55.917875549</meta:creation-date>
    <dc:date>2021-04-08T14:09:28.126950905</dc:date>
    <meta:editing-duration>PT19H18M37S</meta:editing-duration>
    <meta:editing-cycles>2</meta:editing-cycles>
    <meta:generator>LibreOffice/6.4.6.2$Linux_X86_64 LibreOffice_project/40$Build-2</meta:generator>
    <meta:document-statistic meta:table-count="0" meta:image-count="0" meta:object-count="0" meta:page-count="1" meta:paragraph-count="43" meta:word-count="267" meta:character-count="2181" meta:non-whitespace-character-count="1927"/>
  </office:meta>
</office:document-meta>
</file>